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Hack" svg:font-family="Hack" style:font-pitch="variable"/>
    <style:font-face style:name="Bitstream Vera Sans1" svg:font-family="'Bitstream Vera Sans'" style:font-family-generic="modern" style:font-pitch="variable"/>
    <style:font-face style:name="DejaVu Sans Mono" svg:font-family="'DejaVu Sans Mono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1" svg:stroke-width="0.05cm" svg:stroke-color="#000000" draw:marker-start="Dimension_20_Lines" draw:marker-end="Dimension_20_Lines" draw:stroke-linejoin="round" draw:textarea-horizontal-align="center" draw:textarea-vertical-align="middle" fo:padding-top="0.025cm" fo:padding-bottom="0.025cm" fo:padding-left="0.025cm" fo:padding-right="0.025cm"/>
    </style:style>
    <style:style style:name="gr2" style:family="graphic" style:parent-style-name="standard">
      <style:graphic-properties draw:stroke="none" draw:fill="none" draw:fill-color="#ffffff" draw:textarea-horizontal-align="left" draw:auto-grow-width="true" fo:min-height="0.931cm" fo:min-width="5.59cm"/>
    </style:style>
    <style:style style:name="gr3" style:family="graphic" style:parent-style-name="standard">
      <style:graphic-properties draw:stroke="none" svg:stroke-width="0.03cm" svg:stroke-color="#333333" draw:marker-start-width="0.25cm" draw:marker-end-width="0.25cm" draw:fill-color="#ff420e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4" style:family="graphic" style:parent-style-name="standard">
      <style:graphic-properties draw:stroke="none" svg:stroke-width="0.03cm" svg:stroke-color="#333333" draw:marker-start-width="0.25cm" draw:marker-end-width="0.25cm" draw:fill-color="#ffd32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5" style:family="graphic" style:parent-style-name="standard">
      <style:graphic-properties draw:stroke="none" svg:stroke-width="0.03cm" svg:stroke-color="#333333" draw:marker-start-width="0.25cm" draw:marker-end-width="0.25cm" draw:fill-color="#aecf0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6" style:family="graphic" style:parent-style-name="objectwithoutfill">
      <style:graphic-properties draw:stroke="dash" draw:stroke-dash="Ultrafine_20_Dashed"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draw:fill-color="#0084d1" draw:textarea-horizontal-align="justify" draw:textarea-vertical-align="middle" draw:auto-grow-height="false" fo:min-height="0.361cm" fo:min-width="2.501cm" fo:wrap-option="no-wrap" draw:shadow="visible" draw:shadow-offset-x="0.05cm" draw:shadow-offset-y="0.05cm" draw:shadow-color="#999999"/>
    </style:style>
    <style:style style:name="P1" style:family="paragraph">
      <style:paragraph-properties fo:text-align="center"/>
      <style:text-properties style:font-name="Hack1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use-window-font-color="true" style:text-outline="false" style:text-line-through-style="none" style:text-line-through-type="none" style:font-name="Hack1" fo:font-size="11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1" style:font-size-asian="11pt" style:font-weight-asian="normal" style:font-name-complex="DejaVu Sans Mono1" style:font-size-complex="11pt" style:font-weight-complex="normal" style:text-scale="100%" style:text-overline-style="none" style:text-overline-color="font-color"/>
    </style:style>
    <style:style style:name="P4" style:family="paragraph">
      <loext:graphic-properties draw:fill-color="#ff420e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ffd320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aecf00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/>
      <style:paragraph-properties fo:text-align="center"/>
      <style:text-properties style:font-name="Hack1"/>
    </style:style>
    <style:style style:name="P8" style:family="paragraph">
      <loext:graphic-properties draw:fill-color="#0084d1"/>
      <style:paragraph-properties fo:text-align="center"/>
      <style:text-properties style:font-name="Hack1"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style:text-line-through-type="none" style:font-name="Hack1" fo:font-size="11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1" style:font-size-asian="11pt" style:font-weight-asian="normal" style:font-name-complex="DejaVu Sans Mono1" style:font-size-complex="11pt" style:font-weight-complex="normal" style:text-scale="100%" style:text-overline-style="none" style:text-overline-color="font-color"/>
    </style:style>
    <style:style style:name="T2" style:family="text">
      <style:text-properties style:font-name="Hack1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Hack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1cm" svg:y1="1.404cm" svg:x2="4.6cm" svg:y2="1.404cm">
          <text:p/>
        </draw:line>
        <draw:frame draw:style-name="gr2" draw:text-style-name="P3" draw:layer="layout" svg:width="6.09cm" svg:height="1.181cm" svg:x="0.546cm" svg:y="0.2cm">
          <draw:text-box>
            <text:p text:style-name="P2"><text:span text:style-name="T1">24 bits Organizationally</text:span></text:p>
            <text:p text:style-name="P2"><text:span text:style-name="T1">Unique Identifier</text:span></text:p>
          </draw:text-box>
        </draw:frame>
        <draw:custom-shape draw:style-name="gr3" draw:text-style-name="P4" draw:layer="layout" svg:width="1.1cm" svg:height="0.8cm" svg:x="1.1cm" svg:y="1.704cm">
          <text:p text:style-name="P2"><text:span text:style-name="T2">b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1cm" svg:height="0.8cm" svg:x="2.3cm" svg:y="1.704cm">
          <text:p text:style-name="P2"><text:span text:style-name="T2">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1cm" svg:height="0.8cm" svg:x="3.5cm" svg:y="1.704cm">
          <text:p text:style-name="P2"><text:span text:style-name="T2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1cm" svg:height="0.8cm" svg:x="4.7cm" svg:y="1.704cm">
          <text:p text:style-name="P2"><text:span text:style-name="T2">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1cm" svg:height="0.8cm" svg:x="5.9cm" svg:y="1.704cm">
          <text:p text:style-name="P2"><text:span text:style-name="T2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1cm" svg:height="0.8cm" svg:x="7.1cm" svg:y="1.704cm">
          <text:p text:style-name="P2"><text:span text:style-name="T2">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7cm" svg:height="0.8cm" svg:x="0.3cm" svg:y="3.104cm">
          <text:p text:style-name="P2"><text:span text:style-name="T2">1011 10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0.3cm" svg:y1="3.104cm" svg:x2="1.1cm" svg:y2="2.504cm">
          <text:p/>
        </draw:line>
        <draw:line draw:style-name="gr6" draw:text-style-name="P7" draw:layer="layout" svg:x1="2.963cm" svg:y1="3.098cm" svg:x2="2.163cm" svg:y2="2.498cm">
          <text:p/>
        </draw:line>
        <draw:custom-shape draw:style-name="gr7" draw:text-style-name="P8" draw:layer="layout" svg:width="3cm" svg:height="0.61cm" svg:x="0.2cm" svg:y="4.204cm">
          <text:p text:style-name="P2"><text:span text:style-name="T3">bit U/L ou X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5640.3865378207 -18559.7381342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3cm" svg:height="0.61cm" svg:x="3.5cm" svg:y="4.204cm">
          <text:p text:style-name="P2"><text:span text:style-name="T3">bit I/G ou M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376.60779740087 -20398.03600654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Hack" svg:font-family="Hack" style:font-pitch="variable"/>
    <style:font-face style:name="Bitstream Vera Sans1" svg:font-family="'Bitstream Vera Sans'" style:font-family-generic="modern" style:font-pitch="variable"/>
    <style:font-face style:name="DejaVu Sans Mono" svg:font-family="'DejaVu Sans Mono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14T21:03:54</meta:creation-date>
    <dc:date>2017-03-01T16:33:52.159645089</dc:date>
    <meta:editing-duration>PT3H32M10S</meta:editing-duration>
    <meta:editing-cycles>20</meta:editing-cycles>
    <meta:generator>LibreOffice/5.2.5.1$Linux_X86_64 LibreOffice_project/20m0$Build-1</meta:generator>
    <dc:creator>Philippe Latu</dc:creator>
    <meta:document-statistic meta:object-count="13"/>
  </office:meta>
</office:document-meta>
</file>